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SourcePermission.GroupSourcePermission( String group , String privilege , boolean inheritable , boolean nega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oupSourcePermission.ge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SourcePermission.setGroup( String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